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638in"/>
    </style:style>
    <style:style style:name="co3" style:family="table-column">
      <style:table-column-properties fo:break-before="auto" style:column-width="5.1035in"/>
    </style:style>
    <style:style style:name="co4" style:family="table-column">
      <style:table-column-properties fo:break-before="auto" style:column-width="5.0819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color="#00cc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cc3300"/>
    </style:style>
    <style:style style:name="T19" style:family="text">
      <style:text-properties fo:color="#ff6666"/>
    </style:style>
    <style:style style:name="T20" style:family="text">
      <style:text-properties fo:color="#007826"/>
    </style:style>
    <style:style style:name="T21" style:family="text">
      <style:text-properties fo:color="#c9211e"/>
    </style:style>
    <style:style style:name="T22" style:family="text">
      <style:text-properties fo:color="#158466"/>
    </style:style>
    <style:style style:name="T23" style:family="text">
      <style:text-properties fo:color="#ff7b59"/>
    </style:style>
    <style:style style:name="T24" style:family="text">
      <style:text-properties fo:color="#66cc00"/>
    </style:style>
    <style:style style:name="T25" style:family="text">
      <style:text-properties fo:color="#000000"/>
    </style:style>
    <style:style style:name="T26" style:family="text">
      <style:text-properties fo:color="#f10d0c"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81d41a"/>
    </style:style>
    <style:style style:name="T29" style:family="text">
      <style:text-properties fo:color="#111111"/>
    </style:style>
    <style:style style:name="T30" style:family="text">
      <style:text-properties fo:color="#669900"/>
    </style:style>
    <style:style style:name="T31" style:family="text">
      <style:text-properties fo:color="#cc9900"/>
    </style:style>
    <style:style style:name="T32" style:family="text">
      <style:text-properties fo:color="#996633"/>
    </style:style>
    <style:style style:name="T33" style:family="text">
      <style:text-properties fo:color="#ffff00"/>
    </style:style>
    <style:style style:name="T34" style:family="text">
      <style:text-properties fo:color="#ea75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9">بند،</text:span> بندھا، شریک گرفتی بندھ، <text:span text:style-name="T10">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4736in" svg:y="224.1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9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table:style-name="ce116"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2">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2">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2">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2">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2">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 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7">درستگی</text:span>، <text:span text:style-name="T10">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7.103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8">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1"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9">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9">اس کا انحطاط 4 ہ</text:span>ے، اس کی انحطاطیت 4 ہے</text:p>
          </table:table-cell>
          <table:table-cell table:number-columns-repeated="1022"/>
        </table:table-row>
        <table:table-row table:style-name="ro2">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20">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1">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1">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1">بلا واسطہ تکمل</text:span>،ب<text:span text:style-name="T22">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3">سیدھی رسائی، سیدھی وصولی</text:span><text:span text:style-name="T22">،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4">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10">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9">قیمت توقع، توقع،</text:span><text:span text:style-name="T25">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5">ہمہ قواعد؟؟؟؟؟</text:span><text:span text:style-name="T21">،</text:span><text:span text:style-name="T25">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1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9">فرضی عدد</text:span>، <text:span text:style-name="T14">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6">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9">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9">آئن</text:span>، <text:span text:style-name="T1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9">بارداری عمل، </text:span><text:span text:style-name="T1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1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1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1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1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9">یک سُر تفاعل</text:span>، <text:span text:style-name="T1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28">خالص قوت</text:span></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7">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1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9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9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helium</text:p>
          </table:table-cell>
          <table:table-cell table:style-name="ce9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8">لٹکن</text:span>، <text:span text:style-name="T3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9">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9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09"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10">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7">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1">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9">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3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3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93" office:value-type="string" calcext:value-type="string">
            <text:p>عمدہ تشاکلی کوانٹم میکانیات</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7">عبوری دور</text:span>،<text:span text:style-name="T14">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1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1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9">مجموعی رفتار</text:span>،<text:span text:style-name="T15">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37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9">00/00/0000</text:date>, <text:time style:data-style-name="N2" text:time-value="09:34:11.0715400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09T10:22:56.406807710</dc:date>
    <meta:editing-duration>P95DT1H49M33S</meta:editing-duration>
    <meta:editing-cycles>4155</meta:editing-cycles>
    <meta:generator>LibreOffice/6.4.7.2$Linux_X86_64 LibreOffice_project/40$Build-2</meta:generator>
    <meta:document-statistic meta:table-count="3" meta:cell-count="67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